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-" svg:font-family="-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6.32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4146in" fo:break-before="auto" style:use-optimal-row-height="true"/>
    </style:style>
    <style:style style:name="ro4" style:family="table-row">
      <style:table-row-properties style:row-height="0.9736in" fo:break-before="auto" style:use-optimal-row-height="true"/>
    </style:style>
    <style:style style:name="ro5" style:family="table-row">
      <style:table-row-properties style:row-height="0.6008in" fo:break-before="auto" style:use-optimal-row-height="true"/>
    </style:style>
    <style:style style:name="ro6" style:family="table-row">
      <style:table-row-properties style:row-height="0.787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333399" style:diagonal-bl-tr="none" style:diagonal-tl-br="none" fo:border-left="0.74pt solid #000000" fo:padding="0.028in" fo:border-right="0.74pt solid #ffffff" style:rotation-align="none" fo:border-top="0.74pt solid #000000"/>
      <style:text-properties fo:color="#ffffff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order-bottom="1.76pt solid #000000" fo:background-color="#333399" style:diagonal-bl-tr="none" style:diagonal-tl-br="none" fo:border-left="0.74pt solid #ffffff" fo:padding="0.028in" fo:border-right="0.74pt solid #ffffff" style:rotation-align="none" fo:border-top="0.74pt solid #000000"/>
      <style:text-properties fo:color="#ffffff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1.76pt solid #000000" fo:background-color="#333399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000000" style:font-name="Arial Narrow" fo:font-size="12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 Narrow" fo:font-size="12pt" fo:font-weight="normal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text-underline-style="none" style:text-underline-color="font-color"/>
    </style:style>
    <style:style style:name="T3" style:family="text">
      <style:text-properties fo:color="#000000" style:font-name="Arial Narrow" fo:font-size="12pt" fo:font-weight="normal" style:text-underline-style="none" style:text-underline-color="font-color" style:text-line-through-type="none" fo:font-style="italic" style:text-outline="false" fo:text-shadow="none" style:text-position="0% 100%" style:font-size-asian="12pt" style:font-size-complex="12pt" style:font-weight-asian="normal" style:font-weight-complex="normal" style:font-style-asian="italic" style:font-style-complex="italic"/>
    </style:style>
    <style:style style:name="T4" style:family="text">
      <style:text-properties fo:color="#000000" style:font-name="Arial Narrow" fo:font-size="12pt" fo:font-weight="normal" style:text-underline-style="none" style:text-underline-color="font-color" style:text-line-through-type="none" style:text-outline="false" fo:text-shadow="none" style:text-position="0% 100%" style:font-size-asian="12pt" style:font-size-complex="12pt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row table:style-name="ro1" table:number-rows-repeated="2">
          <table:table-cell table:style-name="Default" table:number-columns-repeated="3"/>
        </table:table-row>
        <table:table-row table:style-name="ro2">
          <table:table-cell table:style-name="ce1" office:value-type="string" calcext:value-type="string">
            <text:p>System</text:p>
          </table:table-cell>
          <table:table-cell table:style-name="ce3" office:value-type="string" calcext:value-type="string">
            <text:p>Game</text:p>
          </table:table-cell>
          <table:table-cell table:style-name="ce5" office:value-type="string" calcext:value-type="string">
            <text:p>Controls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2048</text:p>
          </table:table-cell>
          <table:table-cell office:value-type="string" calcext:value-type="string">
            <text:p>LJ/Dpad=move, X=select.game, A=start, LB=theme, RB=music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4-Tris</text:p>
          </table:table-cell>
          <table:table-cell office:value-type="string" calcext:value-type="string">
            <text:p>LJ=move, LB.Sel=numpad level.1-9, A/RT | X/LT = rotate.clockwise | counterclock, B|Y=next|music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80's Hits for Intellivision</text:p>
          </table:table-cell>
          <table:table-cell office:value-type="string" calcext:value-type="string">
            <text:p>LJ/Dpad=select, <text:s text:c="2"/>A / RT = play, <text:s text:c="2"/>X / LT = cancel / top.of.list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Aardvark</text:p>
          </table:table-cell>
          <table:table-cell office:value-type="string" calcext:value-type="string">
            <text:p>LJ/Dpad=move, X/A/LT/RT=retract.tongue</text:p>
          </table:table-cell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AD&amp;D: Cloudy Mountain</text:p>
          </table:table-cell>
          <table:table-cell table:style-name="ce7" office:value-type="string" calcext:value-type="string">
            <text:p>LJ/Dpad=move, LJ.purple | DUL.red | DU.blue | DUR.grey = hard | medium.hard | medium | easy</text:p>
            <text:p>XYBA/Dpad = shoot.arrow.8dir (combo.btns=diag), LT|RT= pick.up|run, LB|RB = count.arrows|exit</text:p>
          </table:table-cell>
        </table:table-row>
        <table:table-row table:style-name="ro4">
          <table:table-cell office:value-type="string" calcext:value-type="string">
            <text:p>Intellivision</text:p>
          </table:table-cell>
          <table:table-cell office:value-type="string" calcext:value-type="string">
            <text:p>AD&amp;D: Tarmin/Minotaur</text:p>
          </table:table-cell>
          <table:table-cell table:style-name="ce7" office:value-type="string" calcext:value-type="string">
            <text:p>LJ=direction, LJc | RJc | Sel = glance.left | glance.right | rest</text:p>
            <text:p>A | X | B | Y = attack | open | swap.pack | rotate.pack</text:p>
            <text:p>DL | U | R | D = use | view.map | swap.hands | count.food</text:p>
            <text:p>LT | RT | LB | RB = pickup/drop | retreat | count.arrows | use.ladder</text:p>
            <text:p>Diffi</text:p>
          </table:table-cell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Antarctic Tales</text:p>
          </table:table-cell>
          <table:table-cell table:style-name="ce7" office:value-type="string" calcext:value-type="string">
            <text:p>LJ/Dpad  U=faster  D=slower,   X / A / LT / RT = jump / select,   LB.Select = numpad</text:p>
            <text:p>Modes:  Hard | Night | Canada | Brazil | Germany = 1979 | 1610 | 1867 | 1822 | 1990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Apple Catcher</text:p>
          </table:table-cell>
          <table:table-cell office:value-type="string" calcext:value-type="string">
            <text:p>LJ=move, A=start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Armor Battle</text:p>
          </table:table-cell>
          <table:table-cell office:value-type="string" calcext:value-type="string">
            <text:p>LJ=aim/fast+, DL|DU|DR=fast|med|slow, A/LT=forward, X/RT=fire, B/RB=mine, Y/LB=switch.tanks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Astrosmash</text:p>
          </table:table-cell>
          <table:table-cell office:value-type="string" calcext:value-type="string">
            <text:p>LJ=move, A/RT=fire, X/LT=hyperspace, B=autofire, Y=single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Astrosmash, Super Pro</text:p>
          </table:table-cell>
          <table:table-cell office:value-type="string" calcext:value-type="string">
            <text:p>LJ=move, LB.Sel=numpad, A/RT=fire, X/LT=hyperspace, B=autofire, Y=single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Astrosmash-Meteor</text:p>
          </table:table-cell>
          <table:table-cell office:value-type="string" calcext:value-type="string">
            <text:p>LJ, X/RT=fire, A/LT=thrust, Y|B|RJc=hyper|pts|ent, DL|U=autofire.on|off, DL|DU=1|2 **Sel. Game 2**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Atlantis</text:p>
          </table:table-cell>
          <table:table-cell office:value-type="string" calcext:value-type="string">
            <text:p>LJ=move, DL|DU|DR=hard|med|easy, LB|RB=1|2, X/LT=l.fire, A/RT=r.fire, B/Y=saucer, RJc=enter</text:p>
          </table:table-cell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Auto Racing</text:p>
          </table:table-cell>
          <table:table-cell table:style-name="ce7" office:value-type="string" calcext:value-type="string">
            <text:p>LJ=steer U.LR=gradual LR=hard D.LR/LRT=over, DL|U|R|D|X = 1-5 / wgrtb,  A/B | Sel = brake | 1p</text:p>
            <text:p>Car.TopSpd.Accel.Cornering: White.55.-.++ | Green.65.++.+ | Red.75.+.+ | Tan.90.--.- | Blue.90.--.-</text:p>
          </table:table-cell>
        </table:table-row>
        <table:table-row table:style-name="ro5">
          <table:table-cell office:value-type="string" calcext:value-type="string">
            <text:p>Intellivision</text:p>
          </table:table-cell>
          <table:table-cell office:value-type="string" calcext:value-type="string">
            <text:p>B-17 Bomber</text:p>
          </table:table-cell>
          <table:table-cell table:style-name="ce7" office:value-type="string" calcext:value-type="string">
            <text:p>LJ=move/aim, LB.Sel=numpad, 1.easy-6.hard, A= bomb / fire / sel.target / chng.bomb / jettison.fuel</text:p>
            <text:p>LT | X | B | Y = map | pilot | bomb.bay | gauges,   RT | RB = incr.speedtake.off | decr.speed</text:p>
            <text:p>DL | DU | DR | DD = machine.gun 9:00 | 12:00 | 3:00 | 6:00,   </text:p>
          </table:table-cell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Backgammon</text:p>
          </table:table-cell>
          <table:table-cell table:style-name="ce7" office:value-type="string" calcext:value-type="string">
            <text:p>LJ=move,  LT | LB | RB = 1.play.medium | 1.play.hard | 2.play  +1st.roll,  Numpad.(no.LB.req) = 1-6</text:p>
            <text:p>A | B | LJc | RT = enter.move | move.two | clear.move | score,   RJc | LB = enter | give.up</text:p>
          </table:table-cell>
        </table:table-row>
        <table:table-row table:style-name="ro5">
          <table:table-cell office:value-type="string" calcext:value-type="string">
            <text:p>Intellivision</text:p>
          </table:table-cell>
          <table:table-cell office:value-type="string" calcext:value-type="string">
            <text:p>Baseball, Super Pro</text:p>
          </table:table-cell>
          <table:table-cell table:style-name="ce7" office:value-type="string" calcext:value-type="string">
            <text:p>LJ .R|L = baserun.next | .previous,   LT | RT | LB = line.drive | flyball/slide/overrun.1st.base | bunt</text:p>
            <text:p>LB | LT = change.outfielder.location | outfielders.back.to.original.positions (select.player.first)</text:p>
            <text:p>Players: 0 | 1 | 2 = DR | DL | DU,   RJc | LJc = sc</text:p>
          </table:table-cell>
        </table:table-row>
        <table:table-row table:style-name="ro5">
          <table:table-cell office:value-type="string" calcext:value-type="string">
            <text:p>Intellivision</text:p>
          </table:table-cell>
          <table:table-cell office:value-type="string" calcext:value-type="string">
            <text:p>Baseball, World Championship</text:p>
          </table:table-cell>
          <table:table-cell table:style-name="ce7" office:value-type="string" calcext:value-type="string">
            <text:p>LJ .R|L = baserun.next | .previous,   LT | RT | LB = line.drive | flyball/slide/overrun.1st.base | bunt</text:p>
            <text:p>RJc | LJc = change.outfielder.location | outfielders.back.to.original.positions</text:p>
            <text:p>Speed: Fastest to Slowest = LJ | DL | DU | DR,   Players: 0 | 1 | 2 = A</text:p>
          </table:table-cell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Basketball, Slam Dunk Super Pro</text:p>
          </table:table-cell>
          <table:table-cell table:style-name="ce7" office:value-type="string" calcext:value-type="string">
            <text:p>LJ=move, LB.Sel=#, LT|RT=set.shot|shoot/slam.dunk/block, Sel|A=sel.plyr/substitution|sw.plyr(def)</text:p>
            <text:p>XYBA/Dpad+RB = zones.1-9 (combo.buttons=1/3/7/9,RB=5), LJc | RJc = player.stats | ent/time.out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Beamrider</text:p>
          </table:table-cell>
          <table:table-cell office:value-type="string" calcext:value-type="string">
            <text:p>LJ=move, DL|DU|DR|DD=1p|2p|3p|4p, A/RT=laser, X/B/LT=torpedo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Beauty &amp; the Beast</text:p>
          </table:table-cell>
          <table:table-cell office:value-type="string" calcext:value-type="string">
            <text:p>LJ=move, A/B/LT/RT=jump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Billy the Ball</text:p>
          </table:table-cell>
          <table:table-cell office:value-type="string" calcext:value-type="string">
            <text:p>LJ=move, <text:s text:c="2"/>A / X / LT / RT = block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Blockade Runner</text:p>
          </table:table-cell>
          <table:table-cell office:value-type="string" calcext:value-type="string">
            <text:p>LJ=steer, <text:s text:c="2"/>RJc = start, <text:s text:c="2"/>A / RT = accelerate, <text:s text:c="2"/>B / Y / LT = brake, <text:s text:c="2"/>X = fire</text:p>
          </table:table-cell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Bomb Squad</text:p>
          </table:table-cell>
          <table:table-cell table:style-name="ce7" office:value-type="string" calcext:value-type="string">
            <text:p>LJ=move, #Pad.1|2|3=slow|med|fast, DL|U|R=bank.1|2|3|, DD|RT=exit.bnk|select.circuit/speed.up</text:p>
            <text:p>A|X|Y|B|LJc=work.tool|cutters|pliers|soldering.iron|fire.extinquisher, LT|RB=drop|repeat.sequence</text:p>
          </table:table-cell>
        </table:table-row>
        <table:table-row table:style-name="ro5">
          <table:table-cell office:value-type="string" calcext:value-type="string">
            <text:p>Intellivision</text:p>
          </table:table-cell>
          <table:table-cell office:value-type="string" calcext:value-type="string">
            <text:p>Bowling</text:p>
          </table:table-cell>
          <table:table-cell table:style-name="ce7" office:value-type="string" calcext:value-type="string">
            <text:p>LJ=pick.up.ball curve=rotate.counterclock.from.3o'clock.to.2o'(less)|.6o'(more), #.5|6=norm|spares</text:p>
            <text:p>#.0-10 = slickness.slow-fast   .0-9 = ball.weight.7-16.lbs   .8 | 9 = bowling.hand.left | right</text:p>
            <text:p>DU/Y | DD/B = move.bowler.up | down, A/RT | X/LT = aim/relea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Bump 'n' Jump</text:p>
          </table:table-cell>
          <table:table-cell office:value-type="string" calcext:value-type="string">
            <text:p>LJ=move/start, LB|RB=1|2, U=accelerate, D=brake, A/B/LT/RT=jump, RJc=enter, Y=curr.level(SP)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BurgerTime</text:p>
          </table:table-cell>
          <table:table-cell office:value-type="string" calcext:value-type="string">
            <text:p>LJ=move, LJ|DL|DU|DR=fastest|fast|medium|slow, LB|RB=1|2, A/RT=pepper, RJc=enter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Burgertime, Super Chef</text:p>
          </table:table-cell>
          <table:table-cell office:value-type="string" calcext:value-type="string">
            <text:p>LJ=move, LJ|DL|DU|DR=fastest|fast|med|slow, LB|RB=1|2, A/RT=pepper, X/LT=freeze, RJc=enter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Buzz Bombers</text:p>
          </table:table-cell>
          <table:table-cell office:value-type="string" calcext:value-type="string">
            <text:p>LJ=move, A/B/LT/RT=fire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Castlevania: Intellivania</text:p>
          </table:table-cell>
          <table:table-cell office:value-type="string" calcext:value-type="string">
            <text:p>LJ=move D=crouch, X=whip +U=weapon, A=jump, DL|DU|DR=hard|normal|easy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Checkers</text:p>
          </table:table-cell>
          <table:table-cell office:value-type="string" calcext:value-type="string">
            <text:p>LJ, LB|LT|RB=1p|1p.cpu|2p, Y|B=easy|hard, X=select, A|LJc|RT=move.enter|.cancel|.suggest</text:p>
          </table:table-cell>
        </table:table-row>
        <table:table-row table:style-name="ro5">
          <table:table-cell office:value-type="string" calcext:value-type="string">
            <text:p>Intellivision</text:p>
          </table:table-cell>
          <table:table-cell office:value-type="string" calcext:value-type="string">
            <text:p>Chess</text:p>
          </table:table-cell>
          <table:table-cell table:style-name="ce7" office:value-type="string" calcext:value-type="string">
            <text:p>LJ=move,   Select | LT | LB = playing.mode | difficulty.level | new.game.(same.mode/difficulty)</text:p>
            <text:p>A | X | B = move | cancel.move | force.computer.to.move,   LJc | RJc = change.view | .color</text:p>
            <text:p>RB | Y = retract.move | replay.retracted.move, DL | U | R | D = bla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Copter Command</text:p>
          </table:table-cell>
          <table:table-cell office:value-type="string" calcext:value-type="string">
            <text:p>LJ=move, <text:s text:c="2"/>DL | U | R | D | X = 1-5, <text:s text:c="2"/>A / B / LT / RT = fire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Christmas Carol vs. The Ghost of Christmas Presents</text:p>
          </table:table-cell>
          <table:table-cell office:value-type="string" calcext:value-type="string">
            <text:p>LJ=move, <text:s text:c="2"/>A/X=start, <text:s text:c="2"/>Y=practice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D2K Arcade</text:p>
          </table:table-cell>
          <table:table-cell office:value-type="string" calcext:value-type="string">
            <text:p>LJ=move, LB|RB=1|2.players, DD|L|U|R=0|1|2|3, X/A/LT/RT=jump, Y|B=8|9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Deep Pockets: Super Pro Pool and Billiards</text:p>
          </table:table-cell>
          <table:table-cell office:value-type="string" calcext:value-type="string">
            <text:p>LJ=move/aim, A/RT=shoot, X/RJc=enter, B/LJc=clear/back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Deep Zone</text:p>
          </table:table-cell>
          <table:table-cell office:value-type="string" calcext:value-type="string">
            <text:p>LJ=move, A/RT=fire, X/B/LT=bomb, Y=controls/power.ups, RJc=start</text:p>
          </table:table-cell>
        </table:table-row>
        <table:table-row table:style-name="ro5">
          <table:table-cell office:value-type="string" calcext:value-type="string">
            <text:p>Intellivision</text:p>
          </table:table-cell>
          <table:table-cell office:value-type="string" calcext:value-type="string">
            <text:p>Demon Attack</text:p>
          </table:table-cell>
          <table:table-cell table:style-name="ce7" office:value-type="string" calcext:value-type="string">
            <text:p>LJ=move, LB.Sel=numpad,   DL|U|R|D=Med.1p|2p|Hard.1p|2p,   A/X/LT/RT = fire,   B/Y = auto.fire</text:p>
            <text:p>Medium.1p | 2p | co-op = 1-3,   Medium.w.Tracer.Shots.1p | 2p | co-op = 7-9</text:p>
            <text:p>Hard.1p | 2p | co-op = 4-6,   Hard.w.Tracer.Shots.1p | 2p | co-op = LJc | 0 | RJc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Desert Bus</text:p>
          </table:table-cell>
          <table:table-cell table:style-name="ce7" office:value-type="string" calcext:value-type="string">
            <text:p>LJ=steer, <text:s text:c="2"/>A / RT = accelerate / fire, <text:s text:c="2"/>X / LT = brake, <text:s text:c="2"/>Y = horn, <text:s text:c="2"/>B = music.on/off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Dig Dug</text:p>
          </table:table-cell>
          <table:table-cell office:value-type="string" calcext:value-type="string">
            <text:p>LJ=move, <text:s text:c="2"/>X / A / LT / RT = pump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Diner</text:p>
          </table:table-cell>
          <table:table-cell office:value-type="string" calcext:value-type="string">
            <text:p>LJ=move, LB|RB=1|2.play, A/X/LT/RT=pepper, DL|DU|DR|DD=hardest|hard|med|easy, RJc=enter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Donkey Kong Jr.</text:p>
          </table:table-cell>
          <table:table-cell office:value-type="string" calcext:value-type="string">
            <text:p>LJ/Dpad=move, Numpad.(no.LB.req), A/B/LT/RT=jump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Dracula</text:p>
          </table:table-cell>
          <table:table-cell office:value-type="string" calcext:value-type="string">
            <text:p>LJ=drac, RJ=zom, DL|U|R=h|m|e, LB|RB|RT=1p|2p|2p.co-op, RJc=start, A=bite, X=bite.zom, Y=bat</text:p>
          </table:table-cell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Dragon Quest</text:p>
          </table:table-cell>
          <table:table-cell table:style-name="ce7" office:value-type="string" calcext:value-type="string">
            <text:p>LJ=move, A/RJc=menu/confirm, B/LJc=cancel, X=talk, Y=item, RB=spell, LT=take, RT=search</text:p>
            <text:p>DU=door, DD=stairs, Select=status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Dragonfire</text:p>
          </table:table-cell>
          <table:table-cell office:value-type="string" calcext:value-type="string">
            <text:p>LJ=move, A/X/LT/RT=jump, LB|RB=1|2, DL|DU|DR=hard|med|easy, RJc=enter 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Dwarven Mine</text:p>
          </table:table-cell>
          <table:table-cell office:value-type="string" calcext:value-type="string">
            <text:p>DL|U|R|D=1-4, A/RT=stay, B/LT=leave, X/RJc=enter/confirm, Y=score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Fathom</text:p>
          </table:table-cell>
          <table:table-cell office:value-type="string" calcext:value-type="string">
            <text:p>LJ=move, A/X/LT/RT=status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Flapee Bird</text:p>
          </table:table-cell>
          <table:table-cell office:value-type="string" calcext:value-type="string">
            <text:p>A/X/LT/RT=flap</text:p>
          </table:table-cell>
        </table:table-row>
        <table:table-row table:style-name="ro5">
          <table:table-cell office:value-type="string" calcext:value-type="string">
            <text:p>Intellivision</text:p>
          </table:table-cell>
          <table:table-cell office:value-type="string" calcext:value-type="string">
            <text:p>Football, Super Pro</text:p>
          </table:table-cell>
          <table:table-cell table:style-name="ce7" office:value-type="string" calcext:value-type="string">
            <text:p>LJ=move, LB.Sel=numpad,   LT | RT = pass.to.receiver.2 | hike / punt / kick / pass.to.receiver.1</text:p>
            <text:p>DL|U|R|D = 1|2|3|4,  XYBA+RB = options.1-9 (combo.buttons=1/3/7/9,RB=5),  LJc|RJc=clear|enter</text:p>
            <text:p>Receiver routes up to 12 directions, 0.5 secs each;   5=receiver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Frog Bog</text:p>
          </table:table-cell>
          <table:table-cell office:value-type="string" calcext:value-type="string">
            <text:p>LJ=jump .hold=distance, Y|X=day|night, DL|DU|DR=hard|med|easy(in-game), A/B/LT/RT=tongue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Frogger</text:p>
          </table:table-cell>
          <table:table-cell office:value-type="string" calcext:value-type="string">
            <text:p>LJ/Dpad=move, <text:s text:c="2"/>LB | RB = 1 | 2.players, <text:s text:c="2"/>X | Y | B | A = level.1-4, <text:s text:c="2"/>RJc=enter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Goatnom</text:p>
          </table:table-cell>
          <table:table-cell office:value-type="string" calcext:value-type="string">
            <text:p>LJ=move, X/A/LT/RT=kick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Golf, Chip Shot: Super Pro</text:p>
          </table:table-cell>
          <table:table-cell office:value-type="string" calcext:value-type="string">
            <text:p>LJ/Dpad=club/aim, A/RT.hld=backsw A/RT.rel=frontsw A/RT=hit, X/LT=score, L|RB=1|2, B=clr/exit</text:p>
          </table:table-cell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Golf, PGA</text:p>
          </table:table-cell>
          <table:table-cell table:style-name="ce7" office:value-type="string" calcext:value-type="string">
            <text:p>LJ=aim,   LB / RB / LT / RT = 1-4.players,   LB | RB | LT = 1w | 3w | 5w</text:p>
            <text:p>RT | DL | U | R | D | A = 3i | 5i | 7i | 9i | pw | putter,   X | Y | B = short | medium | long,   Sel=choice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Gooninuff</text:p>
          </table:table-cell>
          <table:table-cell table:style-name="ce7" office:value-type="string" calcext:value-type="string">
            <text:p>LJ/Dpad=move U=enter, LB.Sel=numpad, A/RT=jump, X/LT=punch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Gorilla.bas</text:p>
          </table:table-cell>
          <table:table-cell table:style-name="ce7" office:value-type="string" calcext:value-type="string">
            <text:p>LJ=disc, Numpad.(no.LB.required)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Grail of the Gods</text:p>
          </table:table-cell>
          <table:table-cell office:value-type="string" calcext:value-type="string">
            <text:p>Dpad=move, X|Y|B=hard|medium|easy, A=start</text:p>
          </table:table-cell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Happy Trails</text:p>
          </table:table-cell>
          <table:table-cell table:style-name="ce7" office:value-type="string" calcext:value-type="string">
            <text:p>LJ=move.panel,  DL | U | R | D = medium.1p | 2p | 1p.random | 2p.random</text:p>
            <text:p>LB | RB | LT | RT= fast.w.more.panels.1p | 2p | 1p.random | 2p.random, A=speed.up, X/B=reverse</text:p>
          </table:table-cell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H.E.L.I.</text:p>
          </table:table-cell>
          <table:table-cell table:style-name="ce7" office:value-type="string" calcext:value-type="string">
            <text:p>LJ=move,   A=laser,   X=bomb,   B=exit,   Training:  Y=lights,  LRT=scroll,  RB=abort</text:p>
            <text:p>Modes: Training | Xmas | Bottom.Up | Dark | Stella | Clr = 1002 | 1225 | 1610 | 1979 | 2600 | 0000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Hotel Bunny</text:p>
          </table:table-cell>
          <table:table-cell office:value-type="string" calcext:value-type="string">
            <text:p>A/RT=launch, X/B/LT=carrot.power/start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Hover Force</text:p>
          </table:table-cell>
          <table:table-cell office:value-type="string" calcext:value-type="string">
            <text:p>LJ=move, DL|DU|DR=hard|med|easy, A=laser,X=water.cann, B=air.brake, Y=map, RJc=enter/land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Ice Trek</text:p>
          </table:table-cell>
          <table:table-cell office:value-type="string" calcext:value-type="string">
            <text:p>LJ U=stop, DL|U|R|D|X|Y=hard-easy, A/RT.hold=axe/hook +LJ=throw.hook, B/LT.hold+LJ=fireball</text:p>
          </table:table-cell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INTLE</text:p>
          </table:table-cell>
          <table:table-cell table:style-name="ce7" office:value-type="string" calcext:value-type="string">
            <text:p>LJ/Dpad=select.letter, A=apply.letter, B=delete.letter, X/RJc=submit.word, Y=music,  Select=tip,</text:p>
            <text:p>LT|RT=move.cursor.6.slots.left|right, LB|RB=cursor.to.end.of.row.left|right, LJc=toggle.cursor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Istar</text:p>
          </table:table-cell>
          <table:table-cell office:value-type="string" calcext:value-type="string">
            <text:p>LJ/Dpad=move, A=start, B=select.level, X=restart.level, RB=edit.level, LB.Sel=numpad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Jr. Pac-Man</text:p>
          </table:table-cell>
          <table:table-cell office:value-type="string" calcext:value-type="string">
            <text:p>LJ=move, LB|RB=1|2, A/X/RJc=start/select, Y=play.sounds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Jumpking Junior</text:p>
          </table:table-cell>
          <table:table-cell office:value-type="string" calcext:value-type="string">
            <text:p>LJ/Dpad=move, Numpad.(no.LB.req)=1-7, LB.Sel=#pad, A/LT/RT=jump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Killer Bees</text:p>
          </table:table-cell>
          <table:table-cell office:value-type="string" calcext:value-type="string">
            <text:p>LJ=move, <text:s text:c="2"/>Dpad = menu.select, <text:s text:c="2"/>A / X / LT / RT = killer.ray</text:p>
          </table:table-cell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King of the Mountain</text:p>
          </table:table-cell>
          <table:table-cell table:style-name="ce7" office:value-type="string" calcext:value-type="string">
            <text:p>LJ=move, #.0-9.(no.LB.req), RT=information/inventory/map/start.climb, LT=exit.status.screen, LRT=shoot, LJc=buy, RJc=sell, Select=exit.mountain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Kool-Aid Man</text:p>
          </table:table-cell>
          <table:table-cell office:value-type="string" calcext:value-type="string">
            <text:p>LJ=move/fastest, DL|DU|DR=fast|medium|slow, A/X/LT/RT=grab/drop, X/Y=boy/girl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Ladybug</text:p>
          </table:table-cell>
          <table:table-cell office:value-type="string" calcext:value-type="string">
            <text:p>LJ=move, <text:s text:c="2"/>LB | RB = 1 | 2.players, <text:s text:c="2"/>DL | U | R | D = level.1-4, <text:s text:c="2"/>RJc=enter</text:p>
          </table:table-cell>
        </table:table-row>
        <table:table-row table:style-name="ro5">
          <table:table-cell office:value-type="string" calcext:value-type="string">
            <text:p>Intellivision</text:p>
          </table:table-cell>
          <table:table-cell office:value-type="string" calcext:value-type="string">
            <text:p>Las Vegas Poker &amp; Blackjack</text:p>
          </table:table-cell>
          <table:table-cell table:style-name="ce7" office:value-type="string" calcext:value-type="string">
            <text:p>LJ=view.cards, 0-9=numpad.(no.LB.required),  LJc | RJc | LT = Clear | Call/Raise/Enter | Drop</text:p>
            <text:p>DL | DU | DR = 5.Card.Stud.Poker | 7.Card.Stud.Poker | 5.Card.Draw.Poker</text:p>
            <text:p>DD | X | Y = Black.Jack | Dealers.Choice | Same.Game,   B | A | RT = Hit | Double.Down |</text:p>
          </table:table-cell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Las Vegas Roulette</text:p>
          </table:table-cell>
          <table:table-cell table:style-name="ce7" office:value-type="string" calcext:value-type="string">
            <text:p>LJ, 0-9=numpad.(no.LB.required), RJc | RT | LT = enter/select | spin.wheel | display.stakes.bet</text:p>
            <text:p>**Note: press Select on Controller #1 to begin 1-player game**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Laser Sharks</text:p>
          </table:table-cell>
          <table:table-cell table:style-name="ce7" office:value-type="string" calcext:value-type="string">
            <text:p>LJ=move/aim, <text:s text:c="2"/>DL | U | R | D | X = 1-5, <text:s text:c="2"/>A / B / LT / RT = extend.blaster / fire, <text:s text:c="2"/>Y = music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Lock 'N' Chase</text:p>
          </table:table-cell>
          <table:table-cell office:value-type="string" calcext:value-type="string">
            <text:p>LJ=move/fastest^, DL|DU|DR=fast|medium|slow, LB|RB=1|2.players, A/X/LT/RT=lock, RJc=enter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Loco-Motion</text:p>
          </table:table-cell>
          <table:table-cell office:value-type="string" calcext:value-type="string">
            <text:p>LJ=switch+fastest, DL|DU|DR=fast|medium|slow, LB|RB=1|2.play, X/B/LT=panic, A/RT=accelerate</text:p>
          </table:table-cell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Maria</text:p>
          </table:table-cell>
          <table:table-cell table:style-name="ce7" office:value-type="string" calcext:value-type="string">
            <text:p>LJ=move, Numpad.no.LB.req=select.item.slot.1-9, RT=attack/start/select, LT=inventory</text:p>
            <text:p>RB|LJc|RJc=item.throw|discard|use/equip, Select=skip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Maria, Fantasy Puzzle</text:p>
          </table:table-cell>
          <table:table-cell office:value-type="string" calcext:value-type="string">
            <text:p>LJ/Dpad=move.orb D=drop, X/LT=shift.up, A/RT=shift.down, B/Y=drop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Masters of the Universe: The Power of He-Man</text:p>
          </table:table-cell>
          <table:table-cell office:value-type="string" calcext:value-type="string">
            <text:p>LJ=move, DL|DU|DR|DD=4|3|2|1.difficulty, A/RT=fire/shield, X/B/LT=bomb/shield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Math Fun</text:p>
          </table:table-cell>
          <table:table-cell office:value-type="string" calcext:value-type="string">
            <text:p>LJ=check, 0-9=#(no.LB.req), Diff.easy-hard=1-5, Skill=1-4(Diff.5=1-2), RJc/RT=enter, LJc/LT=erase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MazezaM</text:p>
          </table:table-cell>
          <table:table-cell office:value-type="string" calcext:value-type="string">
            <text:p>LJ | Dpad = move.Hannah | move.children, <text:s/>A | X | Y = select/forward | abort.game/backwards | info</text:p>
          </table:table-cell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Microsurgeon</text:p>
          </table:table-cell>
          <table:table-cell table:style-name="ce7" office:value-type="string" calcext:value-type="string">
            <text:p>LJ=move, RJ=aim+shoot,   LB.Sel = #.1-3 | 4-6 | 7-9 = easy | medium | hard   .fair / critical / random</text:p>
            <text:p>X | A | B | RT = ultrasonic | antibiotic | aspirin | shoot,   Y | RB | LT = status | inside.patient | speed</text:p>
          </table:table-cell>
        </table:table-row>
        <table:table-row table:style-name="ro5">
          <table:table-cell office:value-type="string" calcext:value-type="string">
            <text:p>Intellivision</text:p>
          </table:table-cell>
          <table:table-cell office:value-type="string" calcext:value-type="string">
            <text:p>Mind Strike</text:p>
          </table:table-cell>
          <table:table-cell table:style-name="ce7" office:value-type="string" calcext:value-type="string">
            <text:p>LJ=move.cursor, Numpad.(no.LB.req)=0-9, LT/RT=activate/move, A=deactivate, Sel=delete</text:p>
            <text:p>B=zoom.home, LJc=zoom.home/clear, RJc=zoom.opponent/enter, RB=quit   [Moving:  Max move</text:p>
            <text:p>equals 8 minus selected piece. Splitting:  Activate piece, move cursor to destina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Minehunter</text:p>
          </table:table-cell>
          <table:table-cell office:value-type="string" calcext:value-type="string">
            <text:p>LJ=move, LB.Sel=numpad, A/RT=examine, X/B/LT=add.remove.flag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Missile Domination</text:p>
          </table:table-cell>
          <table:table-cell office:value-type="string" calcext:value-type="string">
            <text:p>LJ=move, DU=opts, L|RB=1|2.p, X/LT=fire.left, A/Y/LRT=fire.center, B/RT=fire.right, L|RJc=clr|enter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Mission-X</text:p>
          </table:table-cell>
          <table:table-cell office:value-type="string" calcext:value-type="string">
            <text:p>LJ=fly/altitude, A/RT=shoot, X/B/LT=bomb, DL|DU|DR|DD=hardest|hard|med|easy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Moon Blast</text:p>
          </table:table-cell>
          <table:table-cell table:style-name="ce7" office:value-type="string" calcext:value-type="string">
            <text:p>LJ=move/aim, <text:s text:c="2"/>DL | U | R | D | X = 1-5, <text:s text:c="2"/>A / B / LT / RT = extend.blaster / fire, <text:s text:c="2"/>Y = music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Motocross</text:p>
          </table:table-cell>
          <table:table-cell office:value-type="string" calcext:value-type="string">
            <text:p>LJ=steer, Numpad.0-9 + Numpad.no.LB.req.0-4, <text:s text:c="2"/>A/RT | X/LT = accelerate | brake, <text:s text:c="2"/>Y | B = Y | N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Mouse Trap</text:p>
          </table:table-cell>
          <table:table-cell office:value-type="string" calcext:value-type="string">
            <text:p>LJ=move, LB|RB=1|2p, DL|U|R|D=level.1-4, A=dog, X|Y|B=door.blue|white|red, L|RJc=music|enter</text:p>
          </table:table-cell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Mr. Basic Meets Bits 'N Bytes</text:p>
          </table:table-cell>
          <table:table-cell table:style-name="ce7" office:value-type="string" calcext:value-type="string">
            <text:p>LJ, Vampire Bats:  A|X|RJc|DL|U|R = pickup.bomb | drop.bomb | rebuild.roof | jump.distance.1|2|3</text:p>
            <text:p>Cannon:  X=fire.cannon,   Mr. BASIC:  X|A|B = rotate.counter.clockwise | rotate.clockwise | throw</text:p>
          </table:table-cell>
        </table:table-row>
        <table:table-row table:style-name="ro5">
          <table:table-cell office:value-type="string" calcext:value-type="string">
            <text:p>Intellivision</text:p>
          </table:table-cell>
          <table:table-cell office:value-type="string" calcext:value-type="string">
            <text:p>Mr. Chess</text:p>
          </table:table-cell>
          <table:table-cell table:style-name="ce7" office:value-type="string" calcext:value-type="string">
            <text:p>LJ=cursor, A|X=pick.up|set.down, B=cpu.chooses.next.move/swap.places.w.cpu, Y=reverse.view</text:p>
            <text:p>LB=setup/empty.square, RB=number.of.players/exit.setup, LJc=clear.board/board.color</text:p>
            <text:p>Select=skill.level/piece.color,  LT | RT | DL | U | R | D = king | queen | knigh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Ms. Night Stalker</text:p>
          </table:table-cell>
          <table:table-cell office:value-type="string" calcext:value-type="string">
            <text:p>LJ=move, LJ|DL|U|R=fastest|fast|med|slow, Numpad.1-9=maze, RJc=enter, X|Y|B|A=fire.L|U|R|D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Ms. Pac-Man</text:p>
          </table:table-cell>
          <table:table-cell office:value-type="string" calcext:value-type="string">
            <text:p>LJ/Dpad=move, A/X/LT/RT=increase.speed/enter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Mystic Castle</text:p>
          </table:table-cell>
          <table:table-cell office:value-type="string" calcext:value-type="string">
            <text:p>LJ=move, DL|U|R|D=hard|medium|easy|novice, LB|RB=1|2, A/X/LT/RT=use.item, RJc=enter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Night Stalker</text:p>
          </table:table-cell>
          <table:table-cell office:value-type="string" calcext:value-type="string">
            <text:p>LJ=move, LJ|DL|DU|DR=fastest|fast|med|slow, X|Y|B|A=fire.L|U|R|D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Norseman</text:p>
          </table:table-cell>
          <table:table-cell office:value-type="string" calcext:value-type="string">
            <text:p>LJ=move, A/RT=pick.up/drop/select, RB=quit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Nova Blast</text:p>
          </table:table-cell>
          <table:table-cell office:value-type="string" calcext:value-type="string">
            <text:p>LJ=move, DL|U|R=hard|med|easy, A/RT=fire, X/B/LT=bomb, Y=beam/refuel, RJc=enter/start.game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Number Jumble</text:p>
          </table:table-cell>
          <table:table-cell office:value-type="string" calcext:value-type="string">
            <text:p>LJ=move, LB.Sel=numpad, X=fire.left/right, A=fire.down, Y=fire.up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Oregon Bound</text:p>
          </table:table-cell>
          <table:table-cell office:value-type="string" calcext:value-type="string">
            <text:p>LJ=not.used, <text:s text:c="2"/>Numpad.0-9, <text:s text:c="2"/>LRT = shoot, <text:s text:c="2"/>RJc = enter / continue, <text:s text:c="2"/>LJc = clear / info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Penguin Land</text:p>
          </table:table-cell>
          <table:table-cell office:value-type="string" calcext:value-type="string">
            <text:p>LJ/Dpad=move, A/RT=jump, X/LT=dig, RB.hold=restart.level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Pinball</text:p>
          </table:table-cell>
          <table:table-cell office:value-type="string" calcext:value-type="string">
            <text:p>LJ.D=launch, LJU/B=bump, LB|RB=1|2, DL/X/LT=left, A/RT=right, DLA/XA/LRT/Y=both, RJc=enter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Pitfall!</text:p>
          </table:table-cell>
          <table:table-cell office:value-type="string" calcext:value-type="string">
            <text:p>LJ=run, A/RT=jump, B/X/LT=release, LJc=start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Pitfall! II</text:p>
          </table:table-cell>
          <table:table-cell office:value-type="string" calcext:value-type="string">
            <text:p>LJ=run, A/X/LT/RT=jump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Popeye</text:p>
          </table:table-cell>
          <table:table-cell office:value-type="string" calcext:value-type="string">
            <text:p>LJ=move, <text:s text:c="2"/>LB | RB = 1 | 2.players, <text:s text:c="2"/>DL | U | R | D = level.1-4, <text:s text:c="2"/>X / A / LT / RT = punch, <text:s text:c="2"/>RJc=enter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Princess Quest</text:p>
          </table:table-cell>
          <table:table-cell office:value-type="string" calcext:value-type="string">
            <text:p>LJ=move, <text:s text:c="2"/>A / RT = jump, <text:s text:c="2"/>X / LT = fire, <text:s text:c="2"/>Y = sound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Q*bert</text:p>
          </table:table-cell>
          <table:table-cell office:value-type="string" calcext:value-type="string">
            <text:p>LJ/Dpad=move, <text:s text:c="2"/>LB | RB = 1 | 2.players, <text:s text:c="2"/>RJc=enter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Reversi</text:p>
          </table:table-cell>
          <table:table-cell office:value-type="string" calcext:value-type="string">
            <text:p>LJ, A=place, X/B=preview, DL|U|R=6|8|10, LT|LB|RB=cpu|you|2p, LJc|DD|RJc=easy|med|hard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River Raid</text:p>
          </table:table-cell>
          <table:table-cell office:value-type="string" calcext:value-type="string">
            <text:p>LJ .D|U=slow|fast, A/B/LT/RT=fire, 1play/2play- L1 | L5 | L20 | L50 = LB/RB | DL/DU | DR/DD | X/Y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Robot Rubble</text:p>
          </table:table-cell>
          <table:table-cell office:value-type="string" calcext:value-type="string">
            <text:p>LJ=move/start, X/LT=throw.grenade.high, A/RT=throw.grenade.low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Royal Dealer</text:p>
          </table:table-cell>
          <table:table-cell office:value-type="string" calcext:value-type="string">
            <text:p>D.L|U|R|D=1-4, RT=play/discard, LT=pass, LB=draw, RB=order, ABXY=suit, DL|DR=up.card|gin</text:p>
          </table:table-cell>
        </table:table-row>
        <table:table-row table:style-name="ro5">
          <table:table-cell office:value-type="string" calcext:value-type="string">
            <text:p>Intellivision</text:p>
          </table:table-cell>
          <table:table-cell office:value-type="string" calcext:value-type="string">
            <text:p>Safecracker</text:p>
          </table:table-cell>
          <table:table-cell table:style-name="ce7" office:value-type="string" calcext:value-type="string">
            <text:p>LJ.U|D|LR=gas|brake|direction, DL|U|R=hard|medium|easy, L|RJc=escape|enter/pick</text:p>
            <text:p>X|A=fast.dial/fire.forward|slow.dial/fire.backward, Y+L/RT|B|RB=turn.L/R|status|TNT</text:p>
            <text:p>Driving Direction: Red-Northwest, Yellow-Northeast, Green-Southeast, Blue-Southwest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ame Game &amp; Robots</text:p>
          </table:table-cell>
          <table:table-cell office:value-type="string" calcext:value-type="string">
            <text:p>LB|RB|LT=SG.r1|SG.r2|R, LJc=snd; SG:LJ, A/RT=sel; Robots:Dp, B|X|Y|LB=bomb|warp|pass|enter</text:p>
          </table:table-cell>
        </table:table-row>
        <table:table-row table:style-name="ro5">
          <table:table-cell office:value-type="string" calcext:value-type="string">
            <text:p>Intellivision</text:p>
          </table:table-cell>
          <table:table-cell office:value-type="string" calcext:value-type="string">
            <text:p>Sea Battle</text:p>
          </table:table-cell>
          <table:table-cell table:style-name="ce7" office:value-type="string" calcext:value-type="string">
            <text:p>LJ=move.squad/crosshair, L|RT=aim|fire, LB|RB=create|deploy/sel., LJc|RJc=stop|engage/retreat</text:p>
            <text:p>   X | Y | B | A = destroyer (3) | p/t.boat (2) | battleship (2) | aircraft.carrier (1)</text:p>
            <text:p>DL | U | R | D = mine.layer (1) | troop.transport (1) | mine.sweeper (2) 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ea Venture</text:p>
          </table:table-cell>
          <table:table-cell table:style-name="ce7" office:value-type="string" calcext:value-type="string">
            <text:p>LJ=steer, <text:s text:c="2"/>Numpad. = 0-9, <text:s text:c="2"/>A/RT = fire .hold = auto.fire, <text:s text:c="2"/>X | Y | B = music.prev | .next | .off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ecret Government Waffle Project</text:p>
          </table:table-cell>
          <table:table-cell table:style-name="ce7" office:value-type="string" calcext:value-type="string">
            <text:p>LJ=move, <text:s text:c="2"/>A = game.options, <text:s text:c="2"/>X | Y = scores | credits, <text:s text:c="2"/>LJc / LT | RJc / RT = clear | enter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hape Escape</text:p>
          </table:table-cell>
          <table:table-cell office:value-type="string" calcext:value-type="string">
            <text:p>LJ=move, A/X/LT/RT=pick/place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hark! Shark!</text:p>
          </table:table-cell>
          <table:table-cell office:value-type="string" calcext:value-type="string">
            <text:p>LJ, LJ|DL|DU|DR=fastest|fast|med|slow, LB|RB=1|2, A/LT=dart, X/B/RT=stop, LJc|RJc=clear|enter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hark! Shark! 2</text:p>
          </table:table-cell>
          <table:table-cell office:value-type="string" calcext:value-type="string">
            <text:p>LJ, LJ|DL|U|R=fast+|fast|med|slow, DL|U=1|2, A/LT=dart, X/B/RT=stop/re-enter, LJc|RJc=clr|enter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harp Shot</text:p>
          </table:table-cell>
          <table:table-cell office:value-type="string" calcext:value-type="string">
            <text:p>LJ=move/start, DL|DU|DR|DD=football|space.gunner|sub|maze.shoot, A/X/LT/RT=fire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kiing, Mountain Madness: Super Pro</text:p>
          </table:table-cell>
          <table:table-cell office:value-type="string" calcext:value-type="string">
            <text:p>LJ/Dpad, numpad, LJ|1|2|3=fast-slow, Slope.15=steep, C=1.down|2.slalom, X/RT=turn, A/LT=jump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kiing, U.S. Ski Team</text:p>
          </table:table-cell>
          <table:table-cell office:value-type="string" calcext:value-type="string">
            <text:p>LJ/Dpad, numpad, LJ|1|2|3=fast-slow, Slope.15=steep, C=1.down|2.slalom, X/RT=turn, A/LT=jump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murf: Rescue in Gargamel's Castle</text:p>
          </table:table-cell>
          <table:table-cell office:value-type="string" calcext:value-type="string">
            <text:p>LJ=move <text:s/>D=duck, <text:s text:c="2"/>A | B = jump.high | jump.low, <text:s text:c="2"/>X = duck</text:p>
          </table:table-cell>
        </table:table-row>
        <table:table-row table:style-name="ro6">
          <table:table-cell office:value-type="string" calcext:value-type="string">
            <text:p>Intellivision</text:p>
          </table:table-cell>
          <table:table-cell office:value-type="string" calcext:value-type="string">
            <text:p>Snafu</text:p>
          </table:table-cell>
          <table:table-cell table:style-name="ce7" office:value-type="string" calcext:value-type="string">
            <text:p>LJ, #.Game.regular 1 | 2 | 3 | 4 = 4d | 4 | 2d | 2b    Game.diagonal 5 | 6 | 7 | 8 = z4d | z4 | z2d | z2b</text:p>
            <text:p>Game.obstacles 9 | 10 | 11 | 12 = 4do | 4o | 2do | 2bo</text:p>
            <text:p>Game.diagonal.obstacles 13 | 14 | 15 | 16 = z4do | z4o | z2do | z2bo</text:p>
            <text:p>( 2 | 4 | d | o | z | b =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occer, NASL</text:p>
          </table:table-cell>
          <table:table-cell office:value-type="string" calcext:value-type="string">
            <text:p>LJ=move, X/LT=goalie.up+shoot, A/RT=goalie.down+pass, LJ|DL|DU|DR=fastest-slow</text:p>
          </table:table-cell>
        </table:table-row>
        <table:table-row table:style-name="ro6">
          <table:table-cell office:value-type="string" calcext:value-type="string">
            <text:p>Intellivision</text:p>
          </table:table-cell>
          <table:table-cell office:value-type="string" calcext:value-type="string">
            <text:p>Soccer, World Cup</text:p>
          </table:table-cell>
          <table:table-cell table:style-name="ce7" office:value-type="string" calcext:value-type="string">
            <text:p>LJ=move/ball.direction, LJ|DL|U|R=fast-slow, DD|L|U|R=0-3</text:p>
            <text:p>Y/LT.Off|Def|Goalie|Penalty = high.shot | head.ball | move.goalie.up | dive/penalty.shot.accuracy</text:p>
            <text:p>B/RT.Off|Def|Goalie|Penalty = low.shot | tackle | move.goalie.down</text:p>
            <text:p>A|X=pass.ball/ask.for.ball | swi</text:p>
          </table:table-cell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Sorrow of Gadhlan' Thur</text:p>
          </table:table-cell>
          <table:table-cell table:style-name="ce7" office:value-type="string" calcext:value-type="string">
            <text:p>LJ=move D=crouch U=enter/leave/talk, B=enter/leave/talk, Y=inventory, A=jump +D=jump.down</text:p>
            <text:p>X=attack +U=use.special.weapon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pace Armada</text:p>
          </table:table-cell>
          <table:table-cell office:value-type="string" calcext:value-type="string">
            <text:p>LJ=move, LB|RB=game|practice, A/X/LT/RT=fire, LJc=clear, RJc=enter</text:p>
          </table:table-cell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Space Battle</text:p>
          </table:table-cell>
          <table:table-cell table:style-name="ce7" office:value-type="string" calcext:value-type="string">
            <text:p>LJ=aim, DL|U|R|D=fast-slow, A=fire,  LJc | RJc = radar | select.alien.squadron</text:p>
            <text:p>Hold.LB|RT|LT + X|Y|B = assign | battle | return.to.base + squadron.blue | yellow | white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pace Cadet</text:p>
          </table:table-cell>
          <table:table-cell office:value-type="string" calcext:value-type="string">
            <text:p>LJ=move, 0-9=numpad.(no.LB.required)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pace Hawk</text:p>
          </table:table-cell>
          <table:table-cell office:value-type="string" calcext:value-type="string">
            <text:p>LJ, LJ|DL|U|R=f-s, X|DL|U=fire|auto|off, A|Y|B=thrust|hyper|pts, L|RT=drv.drift|dir, L|RB=aim.sm|quick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pace Patrol</text:p>
          </table:table-cell>
          <table:table-cell office:value-type="string" calcext:value-type="string">
            <text:p>LJ=move/speed, X/RT=fire, A/LT=jump, RJc=enter</text:p>
          </table:table-cell>
        </table:table-row>
        <table:table-row table:style-name="ro5">
          <table:table-cell office:value-type="string" calcext:value-type="string">
            <text:p>Intellivision</text:p>
          </table:table-cell>
          <table:table-cell office:value-type="string" calcext:value-type="string">
            <text:p>Space Spartans</text:p>
          </table:table-cell>
          <table:table-cell table:style-name="ce7" office:value-type="string" calcext:value-type="string">
            <text:p>LJ=move, DR | RB | DU | DL | LB = speed.fast-slow, A=fire, Y=status, LT=energy.level, RT=#.aliens</text:p>
            <text:p>RJc = change.view,  DL | U | R | D = impulse.drive | shields | hyperdrive | all.systems</text:p>
            <text:p>LB | RB | X | B = battle.computer | tracking.computer | on.off | repa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pace Versus</text:p>
          </table:table-cell>
          <table:table-cell office:value-type="string" calcext:value-type="string">
            <text:p>LJ, A=fire .hold=laser, X=shield, B=replenish, LB|LT|RB=1.auto|hold.to.fire|2.off, RT=opt.sel, Y=9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pina the Bee</text:p>
          </table:table-cell>
          <table:table-cell office:value-type="string" calcext:value-type="string">
            <text:p>LJ=move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tadium Bug Buggies</text:p>
          </table:table-cell>
          <table:table-cell office:value-type="string" calcext:value-type="string">
            <text:p>LJ=steer, <text:s/>LB.Sel=#.Pad, <text:s/>A/RT=accel/shift.up, <text:s/>X/LT=brake/shift.dwn/rvrs, <text:s/>LJc|RJc=clear/halt|enter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tampede</text:p>
          </table:table-cell>
          <table:table-cell office:value-type="string" calcext:value-type="string">
            <text:p>LJ=move/start, DL|DU|DR|DD=slow|slow.rand|fast|fast.rand, A/X/LT/RT=lasso, LJc=clear/reset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tar Strike</text:p>
          </table:table-cell>
          <table:table-cell office:value-type="string" calcext:value-type="string">
            <text:p>LJ=move, DL|U|R|D|Y|B=difficulty.hard-easy, A/RT=laser, X/LT=bomb, RB|Y|B=Warp.speed.1|2|3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tonix</text:p>
          </table:table-cell>
          <table:table-cell office:value-type="string" calcext:value-type="string">
            <text:p>LJ/Dpad=move, LB.Sel=numpad, A/RT=launch/fire, X|Y=1|2</text:p>
          </table:table-cell>
        </table:table-row>
        <table:table-row table:style-name="ro5">
          <table:table-cell office:value-type="string" calcext:value-type="string">
            <text:p>Intellivision</text:p>
          </table:table-cell>
          <table:table-cell office:value-type="string" calcext:value-type="string">
            <text:p>Sub Hunt</text:p>
          </table:table-cell>
          <table:table-cell table:style-name="ce7" office:value-type="string" calcext:value-type="string">
            <text:p>LJ=move, A|X|B|Y=fire.torpedoes|stop.active.sub|stop.all.subs|sonar.on.off, LT|RT=surface|dive</text:p>
            <text:p>LJc|DL|U|R|D|LB=engine.stop|1/4|1/2|3/4|full|reverse, RJc|RB=select.sub|return</text:p>
            <text:p>Difficulty, Easy to Hard:  DU|DL|LJc|DR|DD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uper Mario Bros.</text:p>
          </table:table-cell>
          <table:table-cell table:style-name="ce7" office:value-type="string" calcext:value-type="string">
            <text:p>LJ=move D=crouch, X=run/fireball, A=jump/swim .hold=height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uper Pixel Bros</text:p>
          </table:table-cell>
          <table:table-cell office:value-type="string" calcext:value-type="string">
            <text:p>LJ/Dpad=move, <text:s text:c="2"/>A / RT = jump, <text:s text:c="2"/>X / LT = fireball</text:p>
          </table:table-cell>
        </table:table-row>
        <table:table-row table:style-name="ro5">
          <table:table-cell office:value-type="string" calcext:value-type="string">
            <text:p>Intellivision</text:p>
          </table:table-cell>
          <table:table-cell office:value-type="string" calcext:value-type="string">
            <text:p>Swords &amp; Serpents</text:p>
          </table:table-cell>
          <table:table-cell table:style-name="ce7" office:value-type="string" calcext:value-type="string">
            <text:p>LJ=move, X|B|A=1p|2p|2p.magic, LT | RT = status | walk.backwards, LJc | RJc = read.scroll | enter</text:p>
            <text:p>A | B | Y | X = heal | fireball | fast.feet | freeze</text:p>
            <text:p>DL | U | R | LB | RB = invinc.knight | destroy.walls | invinc.wizard | tele.to.knight | tele.to.storeroo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ydney Hunter &amp; The Sacred Tribe</text:p>
          </table:table-cell>
          <table:table-cell office:value-type="string" calcext:value-type="string">
            <text:p>LJ=move, A/X/RT/LT=jump, Y=inventory, B=skip.intro/dialogue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LJ, LJ|DL|U|R=fast-slw, A/RT|X/LT=swing.hard|soft, serve.in|center|out= DL/Y | DU/RB/Y+B | DR/B</text:p>
          </table:table-cell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Tennis, Super Pro</text:p>
          </table:table-cell>
          <table:table-cell table:style-name="ce7" office:value-type="string" calcext:value-type="string">
            <text:p>LJ=move, LJ|DL|U|R=hard-easy DL|U|R=sets.1|3|5, Select=start.game/switch.difficulty</text:p>
            <text:p>LB=number.of.players, A=hard.swing, X|Y=lob.soft|hard, DL|U|R=serve.inside|center|outside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The Dreadnaught Factor</text:p>
          </table:table-cell>
          <table:table-cell office:value-type="string" calcext:value-type="string">
            <text:p>LJ=move .L|R=slow|fast, A/RT=laser, X/B/LT=bomb, DL|DU|DR|DD|LB|RB|Y=hard-easy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Thin Ice</text:p>
          </table:table-cell>
          <table:table-cell office:value-type="string" calcext:value-type="string">
            <text:p>LJ=skate, LB|RB=1|2, A/X/LT/RT=freeze, RJc=enter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Thunder Castle</text:p>
          </table:table-cell>
          <table:table-cell office:value-type="string" calcext:value-type="string">
            <text:p>LJ=move/start, LB|RB=1|2, A/X/LT/RT=use.item, RJc=enter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Tower of Doom</text:p>
          </table:table-cell>
          <table:table-cell office:value-type="string" calcext:value-type="string">
            <text:p>LJ=move/navigate.pack, A/RT=use.item, X/LT=pack/action, B/Y=drop.item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Triple Action</text:p>
          </table:table-cell>
          <table:table-cell office:value-type="string" calcext:value-type="string">
            <text:p>LJ, DL|U|R|D=1-4 T=lrb|srb|lr|sr C=nrm|hvy B=sr|lr, A/RT=accel/fire, X/B/LT=brake/move.tank.plane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TRON, Adventures of </text:p>
          </table:table-cell>
          <table:table-cell office:value-type="string" calcext:value-type="string">
            <text:p>LJ=move/elevator U=slow.fall D=fast.fall, <text:s text:c="2"/>A / X / LT / RT = jump / drop.off.solar.sailor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TRON Deadly Discs</text:p>
          </table:table-cell>
          <table:table-cell office:value-type="string" calcext:value-type="string">
            <text:p>LJ|DL|U|R=fast|med|slow|xslow, LRT=block, XYBA/Dpad.8dir=throw, XYBA/Dpad.opp.dir=return.disc</text:p>
          </table:table-cell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TRON Deadlier Disc</text:p>
          </table:table-cell>
          <table:table-cell table:style-name="ce7" office:value-type="string" calcext:value-type="string">
            <text:p>LJ|DL|U|R=fast|med|slow|xtra.slow, XYBA/Dpad.8dir=throw.disc, XYBA/Dpad.opp.dir=return.disc</text:p>
            <text:p>RT=block, LT=throw.opposite.direction.last.moved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Tropical Trouble</text:p>
          </table:table-cell>
          <table:table-cell office:value-type="string" calcext:value-type="string">
            <text:p>LJ=move, A/X/LT/RT=jump, DL|U|R|D|LB|RB=1p.hard|2p.hard|1p.med|2p.med|1p.easy|2p.easy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Ultimate Pong</text:p>
          </table:table-cell>
          <table:table-cell office:value-type="string" calcext:value-type="string">
            <text:p>LJ=move, LB.Sel=numpad DL|U|R|D=1|2|9|0, X/B/LT=launch, A/RT=shoot, Y=music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Upmonsters</text:p>
          </table:table-cell>
          <table:table-cell office:value-type="string" calcext:value-type="string">
            <text:p>LJ=move/jump, A/RJc=start</text:p>
          </table:table-cell>
        </table:table-row>
        <table:table-row table:style-name="ro5">
          <table:table-cell office:value-type="string" calcext:value-type="string">
            <text:p>Intellivision</text:p>
          </table:table-cell>
          <table:table-cell office:value-type="string" calcext:value-type="string">
            <text:p>Utopia</text:p>
          </table:table-cell>
          <table:table-cell table:style-name="ce7" office:value-type="string" calcext:value-type="string">
            <text:p>A | B | X | Y = crops | hospital | housing | school, DL | U | R | D = factory | rebels | PT.boat | fort</text:p>
            <text:p>RB | RT | LT | Sel = fishing.boat | population | score.total | score.last.rnd, LJc | RJc = cursor | enter</text:p>
            <text:p>      <text:span text:style-name="T1">Term:</text:span><text:span text:style-name="T2">  1-50 years, Length of Round: 30-</text:span>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Vectron</text:p>
          </table:table-cell>
          <table:table-cell office:value-type="string" calcext:value-type="string">
            <text:p>LJ=aim/fire, LB|RB=1|2, X/LT=move.L, A/RT=move.R, LJ+X/LT/A/RT=fire.into, Y=freestyle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Venture</text:p>
          </table:table-cell>
          <table:table-cell office:value-type="string" calcext:value-type="string">
            <text:p>LJ=move, LB|RB=1|2.players, DL|DU|DR|DD=hard.4|medhard.3|medium.2|easy.1, A/X/LT/RT=fire</text:p>
          </table:table-cell>
        </table:table-row>
        <table:table-row table:style-name="ro5">
          <table:table-cell office:value-type="string" calcext:value-type="string">
            <text:p>Intellivision</text:p>
          </table:table-cell>
          <table:table-cell office:value-type="string" calcext:value-type="string">
            <text:p>Volleyball, Spiker Super Pro</text:p>
          </table:table-cell>
          <table:table-cell table:style-name="ce7" office:value-type="string" calcext:value-type="string">
            <text:p>LJ=move, LB.Sel=#Pad, LJ+RT=super.spike, LT|RT|LT+RT=dive|spike/block|quick.hit.(over.net)</text:p>
            <text:p>XYBA/Dpad+RB = zones.1-9 (combo.buttons=1/3/7/9, RB=5), LJc/RJc | RJc = switch.players|enter</text:p>
            <text:p><text:span text:style-name="T3">Service</text:span><text:span text:style-name="T4">:  First number press determines speed, second number press dete</text:span></text:p>
          </table:table-cell>
        </table:table-row>
        <table:table-row table:style-name="ro5">
          <table:table-cell office:value-type="string" calcext:value-type="string">
            <text:p>Intellivision</text:p>
          </table:table-cell>
          <table:table-cell office:value-type="string" calcext:value-type="string">
            <text:p>White Water!</text:p>
          </table:table-cell>
          <table:table-cell table:style-name="ce7" office:value-type="string" calcext:value-type="string">
            <text:p>LJ=move/steer, LJc | RJc = game.options | start,   X/LT | A/RT = exit.raft.left | exit.raft.right</text:p>
            <text:p>DL | DU | DR | DD = race.hard | medium.hard | medium |easy</text:p>
            <text:p>RB | Y | B = riches.score | riches.race.hard | riches.race.medium.hard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Wizard of Wor</text:p>
          </table:table-cell>
          <table:table-cell table:style-name="ce7" office:value-type="string" calcext:value-type="string">
            <text:p>LJ=move, LB/DL|RB/DU=1p|2p, LT/DR|RT/DD=easy.1p|2p, X/A=fire</text:p>
          </table:table-cell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Word Fun</text:p>
          </table:table-cell>
          <table:table-cell table:style-name="ce7" office:value-type="string" calcext:value-type="string">
            <text:p>LJ,  LJ|DL|U|R=fast-slow,  A | RB | RT = pass/pick.up/place/throw.away/blast | horizontal | vertical</text:p>
            <text:p>RJc | LT | LB = enter.word/approve.word | clear.letter | clear.word,   DL | U | R | D | X | Y | B = 1-7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Worm Whomper</text:p>
          </table:table-cell>
          <table:table-cell office:value-type="string" calcext:value-type="string">
            <text:p>LJ=move, LB|RB=1|2, A/RT=spray+start, X/B/LT=plough.ball</text:p>
          </table:table-cell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Yars' Revenge</text:p>
          </table:table-cell>
          <table:table-cell table:style-name="ce7" office:value-type="string" calcext:value-type="string">
            <text:p>LJ/Dpad=move, A/X=fire, Y|B=easy|hard, LB|RB=normal.1p|2p, LT|RT=easy.1p|2p</text:p>
            <text:p>DL|DU=bouncing.cannon.1p|2p, DR|DD=ultimate.1p|2p</text:p>
          </table:table-cell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Zombie Marbles</text:p>
          </table:table-cell>
          <table:table-cell office:value-type="string" calcext:value-type="string">
            <text:p>Dpad U|D=up|down, A/RT=shoot, X/LT=bom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-" svg:font-family="-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$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15in" fo:margin-bottom="0.3in" fo:margin-left="0.15in" fo:margin-right="0.15in" style:first-page-number="continue" style:scale-to="95%" style:writing-mode="lr-tb"/>
      <style:header-style>
        <style:header-footer-properties fo:min-height="0.2953in" fo:margin-left="0.598in" fo:margin-right="0.598in" fo:margin-bottom="0in"/>
      </style:header-style>
      <style:footer-style>
        <style:header-footer-properties fo:min-height="0.2953in" fo:margin-left="0.598in" fo:margin-right="0.598in" fo:margin-top="0.9472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-" fo:font-size="11pt" fo:font-style="normal" fo:text-shadow="none" style:text-underline-style="none" fo:font-weight="normal" style:font-name-asian="-" style:font-size-asian="11pt" style:font-style-asian="normal" style:font-weight-asian="normal" style:font-name-complex="-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ontrols" style:display-name="PageStyle_Controls" style:page-layout-name="Mpm3">
      <style:header style:display="false"/>
      <style:header-left style:display="false"/>
      <style:header-first style:display="false"/>
      <style:footer>
        <style:region-right>
          <text:p><text:span text:style-name="MT1">Game Control Chart,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>
      <style:footer-left style:display="false">
        <style:region-right>
          <text:p><text:span text:style-name="MT1">Game Control Chart,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left>
      <style:footer-first style:display="false">
        <style:region-right>
          <text:p><text:span text:style-name="MT1">Game Control Chart,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first>
    </style:master-page>
    <style:master-page style:name="PageStyle_5f_Controls_20_1" style:display-name="PageStyle_Controls 1" style:page-layout-name="Mpm3">
      <style:header style:display="false"/>
      <style:header-left style:display="false"/>
      <style:header-first style:display="false"/>
      <style:footer>
        <style:region-right>
          <text:p><text:span text:style-name="MT1">Game Control Chart,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>
      <style:footer-left style:display="false">
        <style:region-right>
          <text:p><text:span text:style-name="MT1">Game Control Chart,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left>
      <style:footer-first style:display="false">
        <style:region-right>
          <text:p><text:span text:style-name="MT1">Game Control Chart,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19T13:10:07.634000000</meta:creation-date>
    <dc:date>2023-07-19T13:12:50.662000000</dc:date>
    <meta:editing-duration>PT2M43S</meta:editing-duration>
    <meta:editing-cycles>1</meta:editing-cycles>
    <meta:generator>LibreOffice/7.2.5.2$Windows_X86_64 LibreOffice_project/499f9727c189e6ef3471021d6132d4c694f357e5</meta:generator>
    <meta:document-statistic meta:table-count="1" meta:cell-count="498" meta:object-count="0"/>
  </office:meta>
</office:document-meta>
</file>